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gr73" style:family="graphic" style:parent-style-name="standard">
      <style:graphic-properties draw:fill-color="#120bf9" draw:textarea-horizontal-align="justify" draw:textarea-vertical-align="middle" draw:auto-grow-height="false" fo:min-height="0.388cm" fo:min-width="1.20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120bf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86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49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49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tion = ’H8’</text:p>
            <text:p>ancestors = ’A1-B2-C3-D4-E5-F6-G7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2.8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4.562cm" svg:y="2.8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4.889cm" svg:y="8.1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9.873cm" svg:y="3.0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4.606cm" svg:y="9.476cm">
          <draw:text-box>
            <text:p>posicion = ’H8’</text:p>
            <text:p>antepasados = ’A1-B2-C3-D4-E5-F6-G7’</text:p>
          </draw:text-box>
        </draw:frame>
        <draw:custom-shape draw:style-name="gr69" draw:text-style-name="P31" draw:layer="layout" svg:width="0.6cm" svg:height="0.6cm" svg:x="9.90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307cm" svg:y="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8.608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7.909cm" svg:y="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7.21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6.511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6.512cm" svg:y="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5.812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5.01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Token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3cm">
          <draw:text-box>
            <text:p><text:span text:style-name="T7"><text:tab/></text:span><text:span text:style-name="T7">position=’B3’</text:span></text:p>
            <text:p><text:span text:style-name="T7"><text:tab/></text:span><text:span text:style-name="T7">ancestor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tion = ’A1’</text:span></text:p>
            <text:p><text:span text:style-name="T7"><text:tab/></text:span><text:span text:style-name="T7">ancestors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938cm" svg:y="5.5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3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6.102cm" svg:y="12.002cm">
          <draw:text-box>
            <text:p><text:span text:style-name="T4">position= ‘A1’</text:span></text:p>
            <text:p><text:span text:style-name="T4">ancestors= ‘’</text:span></text:p>
          </draw:text-box>
        </draw:frame>
        <draw:frame draw:style-name="gr3" draw:text-style-name="P5" draw:layer="layout" svg:width="6.363cm" svg:height="6.376cm" svg:x="12.537cm" svg:y="7.2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94cm" svg:y="1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1.3cm" svg:y="16.3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3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.501cm" svg:y="17.1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548cm" svg:y="2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6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9.106cm 12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802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3.002cm" svg:y="13.903cm">
          <draw:text-box>
            <text:p><text:span text:style-name="T4">position= ‘A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11.703cm" svg:y="23.004cm">
          <draw:text-box>
            <text:p><text:span text:style-name="T4">position= ‘B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2.804cm" svg:y="23.705cm">
          <draw:text-box>
            <text:p><text:span text:style-name="T4">position= ‘A2’</text:span></text:p>
            <text:p><text:span text:style-name="T4">ancestors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17cm" svg:y="2.1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7.4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2.3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8.774cm">
          <draw:text-box>
            <text:p>position=’A1’</text:p>
            <text:p>ancestors=’’</text:p>
          </draw:text-box>
        </draw:frame>
        <draw:custom-shape draw:style-name="gr73" draw:text-style-name="P34" draw:layer="layout" svg:width="1.945cm" svg:height="1.274cm" draw:transform="rotate (0.00767944870877505) translate (8.382cm 6.8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2.16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917cm" svg:y="4.2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1.244cm" svg:y="9.5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6.228cm" svg:y="4.4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1.061cm" svg:y="10.875cm">
          <draw:text-box>
            <text:p>position=’A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26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.817cm" svg:y="13.4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18.7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13.6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20.075cm">
          <draw:text-box>
            <text:p>position=’B1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2.96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317cm" svg:y="13.0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0.644cm" svg:y="18.3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5.628cm" svg:y="13.2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0.461cm" svg:y="19.675cm">
          <draw:text-box>
            <text:p>position=’B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36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draw:layer="layout" svg:width="1.945cm" svg:height="1.274cm" draw:transform="rotate (-1.56311687808612) translate (5.687cm 11.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4" draw:layer="layout" svg:width="1.945cm" svg:height="1.274cm" draw:transform="rotate (-0.777718714688673) translate (9.112cm 10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39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65cm" svg:y="3.2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896cm" svg:y="6.4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2.332cm" svg:y="6.4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5.459cm" svg:y="3.2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86cm" svg:y="4.7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44cm" svg:y="3.2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272cm" svg:y="4.8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28cm" svg:y="6.40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1cm" svg:y="16.903cm">
          <draw:text-box>
            <text:p>(figure 19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G7’</text:span></text:p>
            <text:p><text:span text:style-name="T14"><text:tab/></text:span><text:span text:style-name="T14">ancestors = ’A1-B2-C3-D4-E5-</text:span><text:span text:style-name="T7">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7" draw:layer="layout" svg:width="6.085cm" svg:height="0.962cm" svg:x="13.761cm" svg:y="16.903cm">
          <draw:text-box>
            <text:p>(figure 20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H8’</text:span></text:p>
            <text:p><text:span text:style-name="T14"><text:tab/></text:span><text:span text:style-name="T14">ancestors = ’A1-B2-C3-D4-E5-F6-</text:span><text:span text:style-name="T7">G7’</text:span></text:p>
          </draw:text-box>
        </draw:fram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5.536cm" svg:y="3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3cm" svg:y="2.748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8cm" svg:y="1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64cm" svg:y="3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" draw:layer="layout" svg:width="12.826cm" svg:height="2.384cm" svg:x="3.104cm" svg:y="17.177cm">
          <draw:text-box>
            <text:p><text:span text:style-name="T7"><text:tab/></text:span><text:span text:style-name="T7">posicion = ’D4’</text:span></text:p>
            <text:p><text:span text:style-name="T14"><text:tab/></text:span><text:span text:style-name="T14">antepasados = ’A1-B2-C3</text:span><text:span text:style-name="T7">’</text:span></text:p>
          </draw:text-box>
        </draw:frame>
        <draw:custom-shape draw:style-name="gr46" draw:text-style-name="P11" draw:layer="layout" svg:width="1.255cm" svg:height="1.159cm" svg:x="9.334cm" svg:y="9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4.565cm" svg:y="21.7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096cm" svg:y="24.9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2.032cm" svg:y="24.9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9cm" svg:y="21.7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6cm" svg:y="23.2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144cm" svg:y="21.7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72cm" svg:y="23.3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28cm" svg:y="24.90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3cm" svg:y="2.748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8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" draw:layer="layout" svg:width="12.826cm" svg:height="2.384cm" svg:x="3.104cm" svg:y="17.177cm">
          <draw:text-box>
            <text:p><text:span text:style-name="T7"><text:tab/></text:span><text:span text:style-name="T7">posicion = ’C3’</text:span></text:p>
            <text:p><text:span text:style-name="T14"><text:tab/></text:span><text:span text:style-name="T14">antepasados = ’A1-B2</text:span><text:span text:style-name="T7">’</text:span></text:p>
          </draw:text-box>
        </draw:frame>
        <draw:custom-shape draw:style-name="gr45" draw:text-style-name="P20" draw:layer="layout" svg:width="1.492cm" svg:height="1.594cm" svg:x="15.477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39cm" svg:y="11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6.165cm" svg:y="9.5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96cm" svg:y="12.7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132cm" svg:y="12.7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9.259cm" svg:y="9.5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286cm" svg:y="11.0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44cm" svg:y="9.5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072cm" svg:y="11.1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228cm" svg:y="12.70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22T14:20:57.025000000</dc:date>
    <meta:editing-duration>PT18H38S</meta:editing-duration>
    <meta:editing-cycles>154</meta:editing-cycles>
    <meta:generator>LibreOffice/7.3.5.2$Windows_X86_64 LibreOffice_project/184fe81b8c8c30d8b5082578aee2fed2ea847c01</meta:generator>
    <meta:document-statistic meta:object-count="685"/>
  </office:meta>
</office:document-meta>
</file>